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ula1" style:family="table">
      <style:table-properties style:width="16.999cm" table:align="margins"/>
    </style:style>
    <style:style style:name="Taula1.A" style:family="table-column">
      <style:table-column-properties style:column-width="8.498cm" style:rel-column-width="32767*"/>
    </style:style>
    <style:style style:name="Taula1.A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paragraph-properties fo:text-align="center" style:justify-single-word="false"/>
    </style:style>
    <style:style style:name="T1" style:family="text">
      <style:text-properties style:text-position="super 58%"/>
    </style:style>
    <style:style style:name="T2" style:family="text">
      <style:text-properties style:text-position="sub 58%"/>
    </style:style>
    <style:style style:name="T3" style:family="text">
      <style:text-properties style:font-name="Wingdings" style:font-name-asian="Wingdings" style:font-name-complex="Wingding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l</text:h>
      <text:p text:style-name="Text_20_body">El Sol és un estel situat al centre del sistema solar. La Terra i tots els altres planetes del sistema solar orbiten el Sol. Els planetes menors, els cometes, els meteoroides i tot el medi interplanetari que hi ha enmig també orbiten el Sol. Al ser l'estel més pròxim a la Terra (es troba a 150 milions de km) és també l'astre més brillant del firmament. La seva presència o absència en el cel determina el dia i la nit, respectivament. L'energia radiada pel Sol és aprofitada pels éssers fotosintètics que constituïxen la base de la cadena alimentària. Així, és la principal font d'energia de la vida. També aporta l'energia que manté en funcionament els processos climàtics.</text:p>
      <text:p text:style-name="Text_20_body">És un estel de la seqüència principal, de classe espectral G2, que significa que és una mica més gran i calent que un estel mitjà. És una immensa bola de plasma formada majoritàriament per hidrogen i heli. Radia una gran quantitat d'energia a l'espai mitjançant processos nuclears de fusió. Es va formar fa uns 4.500 milions d'anys, al mateix temps que el sistema solar, i arribarà al final de la seva vida d'aquí a uns 5.000 milions d'anys més. Arribat aquell moment, es convertirà en una gegant vermella i després en una nana blanca.</text:p>
      <text:p text:style-name="Text_20_body">Malgrat que és un estel de mida mitjana, és l'únic que es resol a simple vista des de la Terra, amb un diàmetre angular de 32' 35" minuts d'arc en el periheli i 31' 31" en l'afeli. El que dóna un diàmetre mitjà de 32' 03". Per una estranya coincidència, la combinació de grandàries i distàncies del Sol i la Lluna són tals que, vistos des de la Terra, tenen aproximadament la mateixa grandària aparent.</text:p>
      <text:h text:style-name="Heading_20_2" text:outline-level="2">Característiques</text:h>
      <text:p text:style-name="Text_20_body">En el centre del Sol, la densitat és aproximadament 1,5 × 10<text:span text:style-name="T1">5</text:span> kg/m<text:span text:style-name="T1">3</text:span>, les reaccions termonuclears (fusió) converteixen l'hidrogen en heli. 3,9 × 10<text:span text:style-name="T1">45</text:span> àtoms passen per reaccions nuclears cada segon. Això allibera energia que fuig de la superfície del Sol com a llum. És possible de replicar les reaccions termonuclears amb les anomenades bombes d'hidrogen. En un futur podria esdevenir-se que la energia alliberada per la fusió nuclear en reactors de fusió sigui utilitzada com a font d'energia alternativa per a la producció d'electricitat.</text:p>
      <text:p text:style-name="Text_20_body">Tota la matèria del Sol està en forma de plasma degut a la seva temperatura extrema. Així, el Sol pot girar més ràpidament a l'equador que a latituds altes, ja que no és un sòlid. La rotació diferencial (segons la latitud) del Sol causa que les línies del camp magnètic s'entortolliguin amb el temps, provocant la formació de les dramàtiques taques solars i protuberàncies solars.</text:p>
      <text:p text:style-name="Text_20_body">La corona solar té 10<text:span text:style-name="T1">11</text:span> àtoms/m<text:span text:style-name="T1">3</text:span>, i la fotosfera té 10<text:span text:style-name="T1">23</text:span> àtoms/m<text:span text:style-name="T1">3</text:span>.</text:p>
      <text:p text:style-name="Text_20_body">Durant algun temps es va pensar que el nombre de neutrins produits a les reaccions nuclears al Sol era una tercera part de la predicció teòrica, un problema que es denominà problema dels neutrins solars. Quan es va descobrir recentment que els neutrins tenien massa, i que es podien transformar en varietats de neutrins més difícils de detectar en el camí de la Terra al Sol, les mesures i la teoria van coincidir.</text:p>
      <text:p text:style-name="Text_20_body">Per a obtenir informació ininterrompuda del Sol, l'Agència Espacial Europea i la NASA van posar en òrbita l'observatori SOHO (Solar and Heliospheric Observatory) el 2 de desembre de 1995.</text:p>
      <text:h text:style-name="Heading_20_2" text:outline-level="2">Naixement i mort del Sol</text:h>
      <text:p text:style-name="Text_20_body">El Sol es va formar fa uns 4.500 milions d'anys a partir de núvols de gas i pols que ja contenien residus de generacions anteriors de estrelas. Gràcies a la metalicitat de tal gas, del seu disc protoplanetari van sorgir, més tard, els planetes, asteroides i cometes del sistema solar. En l'interior del Sol es produïxen reaccions de fusió en les que els àtoms de hidrogen es transformen en heli produint-se l'energia que irradia la nostra estrela. Actualment, el Sol es troba en plena seqüència principal, fase en què seguirà uns 5.000 milions d'anys més cremant hidrogen de manera estable. Quan l'hidrogen del seu nucli siga molt menys abundant aquest es contraurà i s'encendrà la capa de hidrogen adjacent, però açò no bastarà per a retindre'l. Seguirà compactant-se fins que la seva temperatura siga prou elevada com per a fusionar el heli del nucli (uns 100 milions de graus). Al mateix temps, les capes exteriors de l'embolcall se n'aniran expandint gradualment. S'expandiran tant que, a pesar de l'augment de brillantor de la estrela, el seu temperatura efectiva disminuirà, situant el seu llum en la regió roja del espectre. El Sol s'haurà convertit en una gegant roja. El radi del Sol, per a llavors, serà tan gran que haurà engolit a Mercuri, Venus i, possiblement, a la Terra. Durant la seva etapa com gegant roja (uns 1.000 milions d'anys) el Sol anirà expulsant gas cada vegada amb major intensitat. En els últims moments de la seva vida el vent solar s'intensificarà i el Sol es desprendrà de tot el seu embolcall, la qual, formarà, amb el temps, una nebulosa planetària. El nucli i les seves regions més pròximes es comprimiran més fins a formar un estat de la matèria molt concentrat en el que les repulsions de tipus quàntic entre els electrons extremadament pròxims (degenerats) frenaran el col·lapse. Quedarà llavors, com a romanent estel·lar, una nana blanca de carboni i oxigen que s'anirà refredant gradualment.</text:p>
      <text:h text:style-name="Heading_20_2" text:outline-level="2">Estructura del Sol</text:h>
      <text:p text:style-name="Text_20_body">Com tots els cossos amb suficient massa, el Sol posseeix una forma esfèrica i a causa del seu lent moviment de rotació, té també un lleu aplatament polar. Com en qualsevol gran cos esfèric, totes les partícules que el constituïxen tendeixen a caure cap al centre per la força gravitacional, però no totes poden fer-ho perquè són rebutjades per la força de pressió de radiació i la pressió del gas. Pel fet que estes forces es compensen, l'estrella ni es col·lapsa cap a dins sobre si mateixa ni es disgrega. És l'anomenat equilibri hidrostàtic. El Sol presenta una estructura en capes esfèriques o en "capes de ceba". La frontera física i les diferències químiques entre les distintes capes són difícils d'establir. Sí es pot no obstant establir una funció física que és diferent per a cada una de les capes. En l'actualitat, l'Astronomia disposa d'un model d'estructura solar que explica satisfactòriament la majoria dels fenòmens observats. Segons este model, el Sol està format per: 1) nucli, 2) zona radiant, 3) zona convectiva, 4) fotosfera, 5) cromosfera, 6) corona i 7) vent solar.</text:p>
      <text:h text:style-name="Heading_20_3" text:outline-level="3">Nucli solar</text:h>
      <text:p text:style-name="Text_20_body">Ocupa uns 139.000 km del radi solar, 1/5 del mateix, i és en esta zona on es verifiquen les reaccions termonuclears que proporcionen tota l'energia que el Sol produïx. La nostra estrela està constituïda per un 81 % d'hidrogen, 18 % d'heli i l'1 % restant que es reparteix entre altres elements. En el seu centre es calcula que hi ha un 49 % de hidrogen, 49 % de heli i el 2 % restant en altres elements que serveixen com catalitzadors en les reaccions termonuclears.</text:p>
      <text:h text:style-name="Heading_20_4" text:outline-level="4">Cicle de fusió CNO</text:h>
      <text:p text:style-name="Text_20_body">(carboni-nitrogen-oxigen)</text:p>
      <text:p text:style-name="Text_20_body">El físic austríac Fritz Houtermans i el astrònom anglès Robert d'Escourt Atkinson (1898-1982) van unir els seus esforços per a veure si la producció d'energia en l'interior del Sol i en les estrelas es podia explicar per les transformacions nuclears que originen les temperatures extremadament altes del seu interior. Temperatures que són de l'orde de 10 a 20 milions de graus. Així, les reaccions de fusió són les fonts d'energia del Sol i les estrelas. Va ser en 1938 quan Hans Albrecht Bethe (1906- ) a Estats Units i Carl Friedrich von Weizsäker, a Alemanya, simultàniament i independentment van trobar el fet notable que el grup de reaccions en què intervenen carboni i nitrogen constituïxen un cicle, que es repetix una vegada i una altra, mentres dura el hidrogen. A este grup de reaccions se les coneix com "cicle de Bethe o del carboni", que és equivalent a la fusió de quatre protons en un nucli de heli. En estes reaccions de fusió hi ha una pèrdua de massa, açò és, el hidrogen consumit pesa més que el heli produït. Eixa diferència de massa es transforma en energia segons l'equació de Einstein. E = mc<text:span text:style-name="T1">2</text:span>, on E és l'energia, m la massa i c la velocitat de la llum. Estes reaccions nuclears transformen el 0,7 % de la massa afectada en fotons, amb una longitud d'ona curtíssima i per tant molt energètics i penetrants. El cicle ocorre en les etapes següents:</text:p>
      <text:p text:style-name="Text_20_body"><text:span text:style-name="T2">1</text:span>H<text:span text:style-name="T1">1</text:span> + <text:span text:style-name="T2">6</text:span>C<text:span text:style-name="T1">12</text:span> <text:span text:style-name="T3"></text:span> <text:span text:style-name="T2">7</text:span>N<text:span text:style-name="T1">13</text:span>;</text:p>
      <text:p text:style-name="Text_20_body"><text:span text:style-name="T2">7</text:span>N<text:span text:style-name="T1">13</text:span> <text:span text:style-name="T3"></text:span> <text:span text:style-name="T2">6</text:span>C<text:span text:style-name="T1">13</text:span> + e<text:span text:style-name="T1">+</text:span> + neutrí;</text:p>
      <text:p text:style-name="Text_20_body"><text:span text:style-name="T2">1</text:span>H<text:span text:style-name="T1">1</text:span> + <text:span text:style-name="T2">6</text:span>C<text:span text:style-name="T1">13</text:span> <text:span text:style-name="T3"></text:span> <text:span text:style-name="T2">7</text:span>N<text:span text:style-name="T1">14</text:span>;</text:p>
      <text:p text:style-name="Text_20_body"><text:span text:style-name="T2">1</text:span>H<text:span text:style-name="T1">1</text:span> + <text:span text:style-name="T2">7</text:span>N<text:span text:style-name="T1">14</text:span> <text:span text:style-name="T3"></text:span> <text:span text:style-name="T2">8</text:span>O<text:span text:style-name="T1">15</text:span>;</text:p>
      <text:p text:style-name="Text_20_body"><text:span text:style-name="T2">6</text:span>O<text:span text:style-name="T1">15</text:span> <text:span text:style-name="T3"></text:span> <text:span text:style-name="T2">7</text:span>N<text:span text:style-name="T1">15</text:span> + e<text:span text:style-name="T1">+</text:span> + neutrí, i finalment</text:p>
      <text:p text:style-name="Text_20_body"><text:span text:style-name="T2">1</text:span>H<text:span text:style-name="T1">1</text:span> + <text:span text:style-name="T2">7</text:span>N<text:span text:style-name="T1">15</text:span> <text:span text:style-name="T3"></text:span> <text:span text:style-name="T2">6</text:span>C<text:span text:style-name="T1">12</text:span> + <text:span text:style-name="T2">2</text:span>He<text:span text:style-name="T1">4</text:span>.</text:p>
      <text:p text:style-name="Text_20_body">Sumant totes les reaccions i cancel·lant els termes comuns, tenim</text:p>
      <text:p text:style-name="Text_20_body">4 <text:span text:style-name="T2">1</text:span>H<text:span text:style-name="T1">1</text:span> <text:span text:style-name="T3"></text:span> <text:span text:style-name="T2">2</text:span>He<text:span text:style-name="T1">4</text:span> + <text:span text:style-name="T2">2</text:span>e<text:span text:style-name="T1">+</text:span> + 2 neutrins + 26,7 MeV.</text:p>
      <text:p text:style-name="Text_20_body">L'energia neta alliberada en el procés és 26,7 MeV, o siga prop de 6,7 x 10<text:span text:style-name="T1">14</text:span> Joules per kg de protons consumits. El carboni actua com a catalitzador, perquè al final del cicle es regenera.</text:p>
      <text:h text:style-name="Heading_20_4" text:outline-level="4">Cicle de fusió protó-protó</text:h>
      <text:p text:style-name="Text_20_body">Una altra reacció de fusió que ocorre en el Sol i en les estrelles, és el cicle de Critchfiel o protó-protó. El 1938, Charles Critchfiel, un jove físic alumne de George Gamow (1904-1968) a la Universitat de George Washington, va adonar-se que en el xoc entre dos protons molt ràpids pot ocórrer que un dels protons perdi la seua càrrega positiva i es convertisca en un neutró, que roman unit a l'altre protó, constituint un deuteró, és a dir un nucli d'hidrogen pesat. La reacció és: <text:span text:style-name="T2">1</text:span>H<text:span text:style-name="T1">1</text:span> + <text:span text:style-name="T2">1</text:span>H<text:span text:style-name="T1">1</text:span> <text:span text:style-name="T3"></text:span> <text:span text:style-name="T2">2</text:span>H<text:span text:style-name="T1">2</text:span> + e<text:span text:style-name="T1">+</text:span> + neutrí; <text:span text:style-name="T2">1</text:span>H<text:span text:style-name="T1">1</text:span> + <text:span text:style-name="T2">1</text:span>H<text:span text:style-name="T1">2</text:span> <text:span text:style-name="T3"></text:span> <text:span text:style-name="T2">2</text:span>He<text:span text:style-name="T1">3</text:span>; <text:span text:style-name="T2">2</text:span>He<text:span text:style-name="T1">3</text:span> + <text:span text:style-name="T2">2</text:span>He<text:span text:style-name="T1">3</text:span> <text:span text:style-name="T3"></text:span> <text:span text:style-name="T2">2</text:span>He<text:span text:style-name="T1">4</text:span> + 2 <text:span text:style-name="T2">1</text:span>H<text:span text:style-name="T1">1</text:span>.</text:p>
      <text:h text:style-name="Heading_20_4" text:outline-level="4">Observacions</text:h>
      <text:p text:style-name="Text_20_body">El primer cicle (CNO) es dóna en estrelless més calents i amb major massa que el Sol i la cadena protó-protó en les semblants al Sol. Quant al Sol, fins a l'any 1953 es va creure que la seua energia era produïda exclusivament pel enllustre de Bethe, però s'ha demostrat en estos últims anys que la calor solar procedix en un 99 % del cicle protó-protó.</text:p>
      <text:p text:style-name="Text_20_body">Arribarà un dia en què el Sol esgote tot l'hidrogen en la regió central al transformar-lo en heli, la pressió serà incapaç de sostindre les capes superiors i la regió central tendirà a contraure's gravitacionalment, calfant-se cada vegada més les capes adjacents. L'excés d'energia produïda farà que les capes exteriors del Sol tendisquen a expandir-se i refredar-se i el nostre astre rei es convertirà en una estrella gegant roja. El diàmetre del Sol pot arribar a arribar i sobrepassar al de l'òrbita de la Terra amb la qual cosa, qualsevol forma de vida s'haurà extingit. Quan la temperatura de la regió central abast aproximadament 100 milions de graus, començarà a produir-se la reacció del heli en carboni, fins que el primera s'esgote, amb la qual cosa es verificarà el mateix procés que a l'esgotar-se el hidrogen. D'esta manera el nucli començarà a contraure's, fins a convertir-se el nostre Sol en una nana blanca i, més tard, al refredar-se totalment, en una nana negra.</text:p>
      <text:h text:style-name="Heading_20_3" text:outline-level="3">Zona radiant</text:h>
      <text:p text:style-name="Text_20_body">És la zona exterior al nucli en què el transport de l'energia generada en l'interior es produïx per radiació cap al límit exterior de la zona radiativa. Esta zona està composta de plasma, és a dir, grans quantitats de hidrogen i heli ionitzat. Com la temperatura del Sol decreix del centre (10-20 milions de graus) a la perifèria (6000 graus en la fotosfera), és més fàcil que un fotó qualsevol es moga del centre a la perifèria que no al revés. Es calcula que un fotó qualsevol inverteix un milió d'anys, movent-se a la velocitat de la llum a arribar la superfície i manifestar-se com a llum visible.</text:p>
      <text:h text:style-name="Heading_20_3" text:outline-level="3">Zona convectiva</text:h>
      <text:p text:style-name="Text_20_body">Esta regió s'estén per damunt de la zona radiant i en ella els gasos solars deixen d'estar ionitzats i els fotons són absorbits amb facilitat tornant-se el material opac al transport de radiació. Per tant el transport d'energia es realitza per convecció en la que la calor es transporta de manera no homogènia i turbulenta pel propi fluid. Els fluids es dilaten al ser calfats i disminuïxen la seva densitat per tant es formen corrents ascendents de material des de la zona calfada fins a la zona superior i regions descendents de material des de les zones exteriors freds establint-se corrents convectivas. Així a uns 200.000 quilòmetres baix la fotosfera del Sol, el gas es torna opac per efecte de la disminució de la temperatura; en conseqüència, absorbeix els fotons procedents de les zones inferiors i es calfa a expenses de la seva energia. Es formen així seccions convectives de turbulència, que les parcel·les de gas calent i lleuger pugen fins a la fotosfera, on novament l'atmosfera solar es torna transparent a la radiació i el gas calent cedeix la seva energia en forma de llum visible, refredant-se abans de tornar a descendir a les profunditats. L'anàlisi de les oscil·lacions solars ha permès establir que esta zona s'estén fins a estrats de gas situats a la profunditat indicada anteriorment. L'estudi de les oscil·lacions solars constituïx l'heliosismologia.</text:p>
      <text:h text:style-name="Heading_20_3" text:outline-level="3">Fotosfera</text:h>
      <text:p text:style-name="Text_20_body">La fotosfera és la zona des de la que s'emet pràcticament tota la llum visible del Sol i es considera com la «superfície» solar, la qual, vista amb el telescopi, es presenta formada per grànuls brillants que es projecten sobre un fons mes fosc. A causa de l'agitació de la nostra atmosfera, estos grànuls pareixen estar sempre en agitació. Ja que el Sol és gasós, la fotosfera és un poc transparent: pot ser observada fins una profunditat d'uns centenars de quilòmetres abans de tornar-se completament opaca. Encara que el limbe del Sol apareix prou nítid en una fotografia o en la imatge solar projectada amb un telescopi, es nota fàcilment que la brillantor del disc solar disminuïx cap al limbe. Aquest fenomen d'enfosquiment del limbe és conseqüència que el Sol és un cos gasós amb una temperatura que disminuïx amb la distància al centre. La llum que es veu en el centre procedeix en la major part de les capes inferiors de la fotosfera, més calenta i per tant més lluminosa. Però al mirar cap al limbe, la direcció visual de l'observador és quasi tangent a la vora del disc solar i està mirant cap a les capes superiors de la fotosfera, que estan més fredes i emeten amb una intensitat menor que les capes més profundes en la base de la fotosfera; per esta raó, el limbe apareix menys brillant que el centre. La fotosfera té uns 100 o 200 km de profunditat.</text:p>
      <text:p text:style-name="Text_20_body">El signe més evident d'activitat en la fotosfera són les taques solars.</text:p>
      <text:h text:style-name="Heading_20_3" text:outline-level="3">Cromosfera</text:h>
      <text:p text:style-name="Text_20_body">La cromosfera és la regió de l'"atmosfera" solar situada entre la fotosfera i la corona solar. És una capa relativament fina, de només 2.000 km de gruix, que està dominada per un espectre de línies d'absorció i emissió. El nom "cromosfera" ve del grec chromos que significa color, perquè la cromosfera és visible com un flash de color al principi i al final dels eclipsis totals de Sol.</text:p>
      <text:h text:style-name="Heading_20_3" text:outline-level="3">Corona solar</text:h>
      <text:p text:style-name="Text_20_body">La corona solar és la part més exterior de l'atmosfera solar. Mesura més d'un milió de quilòmetres i pot observar-se durant els eclipsis solars o utilitzant un dispositiu capaç d'ocultar la llum del Sol i denominat coronògraf. Fins a 1930 l'única forma d'observar la corona era possible quan la Lluna eclipsava el Sol totalment. Gràcies a la invenció, el 1930 d'un enginyós dispositiu per a produir eclipsis artificials, els anomenats coronògrafs, es va poder estudiar de forma més accessible el fenomen de la corona solar.</text:p>
      <text:p text:style-name="Text_20_body">La densitat de la corona solar és un bilió de vegades inferior a la de l'atmosfera terrestre i la seua temperatura aconseguix els dos milions de graus (mentres que la fotosfera té una temperatura aproximada de 6000ºC).</text:p>
      <text:p text:style-name="Text_20_body">La corona solar està composta per xicotetes partícules que eventualment són llançades a l'espai per l'intens camp magnètic solar produint el vent solar i, en fenòmens d'ejecció intensos, tempestats elèctriques en la Terra. Estos àtoms llançats, al xocar amb la part superior de la nostra atmosfera són els causants de les aurores en les regions polars Nord i Sud. Tots els detalls estructurals de la corona són deguts al camp magnètic del Sol.</text:p>
      <text:p text:style-name="Text_20_body">Durant un eclipsi, el 1870, Charles Young observant l'espectre de llum de la corona va identificar un traç verd l'origen del qual no va poder ser explicat. Entre les hipòtesis que van circular en l'època es va parlar d'un suposat element químic desconegut que no estaria disponible en la Terra. En 1940 Edlen i de Grotrian van demostrar que les ratlles verdes no eren produïdes per l'espectre de materials desconeguts sinó d'àtoms altament ionitzats d'elements disponibles en la Terra com el ferro.</text:p>
      <text:h text:style-name="Heading_20_3" text:outline-level="3">Vent solar</text:h>
      <text:p text:style-name="Text_20_body">El vent solar és un flux de partícules carregades (és a dir, plasma) que sorgeixen de la part superior de l'atmosfera solar i s'estenen per tot el sistema solar. Està format majoriatàriament per protons i electrons d'alta energia (500 keV).</text:p>
      <text:p text:style-name="Text_20_body">La composició elemental del vent solar (en massa) és idèntica a la de la corona: un 71-73% d'hidrogen ionitzat i un 25-27% d'heli ionitzat, la resta són ions d'altres elements i electrons. Les partícules es troben completament ionitzades formant un plasma molt poc dens. En les proximitats de la Terra, la velocitat del vent solar varia entre els 200-889 km/s, sent la mitjana d'uns 450 km/s. El Sol perd aproximadament 800 quilograms de matèria cada segon en forma de vent solar.</text:p>
      <text:p text:style-name="Text_20_body">Les partícules de vent solar que són atrapades en el camp magnètic terrestre, mostren tendència a agrupar-se en els cinturons de Van Allen i poden provocar les aurores boreals i les aurores australs quan xoquen amb l'atmosfera terrestre prop dels pols geogràfics. Altres planetes que tenen camps magnètics semblants als de la Terra també tenen les seves pròpies aurores.</text:p>
      <text:p text:style-name="Text_20_body">El vent solar forma una "bombolla" enmig del medi interestel·lar (una molt baixa densitat d'àtoms d'hidrogen i heli que omple la galàxia). El punt en què la força del vent solar no és prou important com per a desplaçar el medi interestel·lar es coneix com heliopausa i es considera que és la "vora" més exterior del sistema solar. La distància fins a l'heliopausa no és coneguda amb precisió i probablement depèn de la velocitat del vent solar i de la densitat local del medi interestel·lar, però se sap que està molt més enllà de l'òrbita de Plutó.</text:p>
      <text:h text:style-name="Heading_20_2" text:outline-level="2">Energia solar</text:h>
      <text:p text:style-name="Text_20_body">La major part de l'energia utilitzada pels éssers vius procedeix del Sol, les plantes l’absorbeixen directament i realitzen la fotosíntesi, els herbívors absorbeixen indirectament una xicoteta quantitat d'esta energia menjant les plantes, i els carnívors absorbeixen indirectament una quantitat més xicoteta menjant als herbívors.</text:p>
      <text:p text:style-name="Text_20_body">La majoria de les fonts d'energia usades per l'home deriven indirectament del Sol. Els combustibles fòssils preserven energia solar capturada fa milions d'anys per mitjà de fotosíntesi, l'energia hidroelèctrica usa l'energia potencial d'aigua que es va condensar en altura després d'haver-se evaporat per la calor del Sol, etc.</text:p>
      <text:p text:style-name="Text_20_body">No obstant, l'ús directe de l'energia solar per a l'obtenció d'energia no està molt estès pel fet que els mecanismes actuals no són prou eficaços.</text:p>
      <text:h text:style-name="Heading_20_2" text:outline-level="2">Precaucions necessàries per a observar el Sol</text:h>
      <text:list text:style-name="L1">
        <text:list-item>
          <text:p text:style-name="P1">No mirar mai directament el Sol sense la deguda protecció, pot causar lesions i cremades greus en els ulls i inclús la ceguera permanent.</text:p>
        </text:list-item>
        <text:list-item>
          <text:p text:style-name="P1">Les ulleres de sol, filtres fets amb pel·lícula fotogràfica velada, polaritzadors, gelatines, CD's o vidres fumats NO ofereixen la suficient protecció als ulls.</text:p>
        </text:list-item>
        <text:list-item>
          <text:p text:style-name="P1">Una bona protecció la proporcionen els filtres MYLAR® o equivalents. Les ulleres utilitzades per a la soldadura a l'arc amb vidres de densitats 14 a 16, són idònies per a aquest fi. Les mateixes precaucions han de tenir en compte si s'utilitzen aparells òptics. Els filtres han d'anar col·locats en la part frontal i mai en l'ocular.</text:p>
        </text:list-item>
      </text:list>
      <text:p text:style-name="Text_20_body">Precaució: mirar directament el Sol pot danyar la retina, i provoca ceguesa.</text:p>
      <text:h text:style-name="Heading_20_2" text:outline-level="2">Simbolisme</text:h>
      <text:p text:style-name="Text_20_body">El sol és un símbol principal en la majoria de cultures. Pot ser un principi masculí, com a la majoria del Mediterrani, o femení, com a l'Àsia, per exemple. Sol tenir relació amb el gènere que té la paraula en cada llengua.</text:p>
      <text:p text:style-name="Text_20_body">Simbolitza la llum i el poder. En l'alquímia es relaciona amb l'or i s'escriu com un cercle amb un punt enmig (el mateix signe que a l'astrologia).</text:p>
      <text:p text:style-name="Text_20_body">A vegades s'ha usat com a al·legoria de Jesús, ja que "mor" i "ressucita" (es pon i surt cada dia per a l'ull humà), està al cel e irradia llum. Igualment, la data de Nadal estaria associat al solstici d'hivern. Les corones dels sants sovint tenen rajos com els del sol.</text:p>
      <text:p text:style-name="Text_20_body">En molts indrets va ser venerat com un déu. A Egipte era Ra i va ser el primer culte monoteista. Al panteó de la mitologia grega era Apol·lo. També és una divinitat important a les cultures precolombines d'Amèrica.</text:p>
      <text:p text:style-name="Text_20_body"/>
      <table:table table:name="Taula1" table:style-name="Taula1">
        <table:table-column table:style-name="Taula1.A" table:number-columns-repeated="2"/>
        <table:table-row>
          <table:table-cell table:style-name="Taula1.A1" table:number-columns-spanned="2" office:value-type="string">
            <text:p text:style-name="P2">Dades observacionals</text:p>
          </table:table-cell>
          <table:covered-table-cell/>
        </table:table-row>
        <table:table-row>
          <table:table-cell table:style-name="Taula1.A2" office:value-type="string">
            <text:p text:style-name="Text_20_body">Distància mitjana a la Terra</text:p>
          </table:table-cell>
          <table:table-cell table:style-name="Taula1.B2" office:value-type="string">
            <text:p text:style-name="Text_20_body">149,6·10<text:span text:style-name="T1">6</text:span> km (8 min 18,6 s a la velocitat de la llum)</text:p>
          </table:table-cell>
        </table:table-row>
        <table:table-row>
          <table:table-cell table:style-name="Taula1.A2" office:value-type="string">
            <text:p text:style-name="Text_20_body">Brillantor</text:p>
          </table:table-cell>
          <table:table-cell table:style-name="Taula1.B2" office:value-type="string">
            <text:p text:style-name="Text_20_body">-26,74</text:p>
          </table:table-cell>
        </table:table-row>
        <table:table-row>
          <table:table-cell table:style-name="Taula1.A2" office:value-type="string">
            <text:p text:style-name="Text_20_body">Magnitud absoluta</text:p>
          </table:table-cell>
          <table:table-cell table:style-name="Taula1.B2" office:value-type="string">
            <text:p text:style-name="Text_20_body">+4,83</text:p>
          </table:table-cell>
        </table:table-row>
        <table:table-row>
          <table:table-cell table:style-name="Taula1.B2" table:number-columns-spanned="2" office:value-type="string">
            <text:p text:style-name="P2">Característiques orbitals</text:p>
          </table:table-cell>
          <table:covered-table-cell/>
        </table:table-row>
        <table:table-row>
          <table:table-cell table:style-name="Taula1.A2" office:value-type="string">
            <text:p text:style-name="Text_20_body">Distància mitjana al centre de la Via Làctia </text:p>
          </table:table-cell>
          <table:table-cell table:style-name="Taula1.B2" office:value-type="string">
            <text:p text:style-name="Text_20_body">2,5·10<text:span text:style-name="T1">17</text:span> km</text:p>
            <text:p text:style-name="Text_20_body">26.000 anys-llum</text:p>
          </table:table-cell>
        </table:table-row>
        <table:table-row>
          <table:table-cell table:style-name="Taula1.A2" office:value-type="string">
            <text:p text:style-name="Text_20_body">Període orbital galàctic </text:p>
          </table:table-cell>
          <table:table-cell table:style-name="Taula1.B2" office:value-type="string">
            <text:p text:style-name="Text_20_body">2,26·10<text:span text:style-name="T1">8</text:span> anys</text:p>
          </table:table-cell>
        </table:table-row>
        <table:table-row>
          <table:table-cell table:style-name="Taula1.A2" office:value-type="string">
            <text:p text:style-name="Text_20_body">Velocitat </text:p>
          </table:table-cell>
          <table:table-cell table:style-name="Taula1.B2" office:value-type="string">
            <text:p text:style-name="Text_20_body">217 km/s</text:p>
          </table:table-cell>
        </table:table-row>
        <table:table-row>
          <table:table-cell table:style-name="Taula1.A2" office:value-type="string">
            <text:p text:style-name="Text_20_body">Període de rotació sideral </text:p>
          </table:table-cell>
          <table:table-cell table:style-name="Taula1.B2" office:value-type="string">
            <text:p text:style-name="Text_20_body">25,38 dies (a l'equador) (25 d 9 h 7 min 13 s)</text:p>
          </table:table-cell>
        </table:table-row>
        <table:table-row>
          <table:table-cell table:style-name="Taula1.B2" table:number-columns-spanned="2" office:value-type="string">
            <text:p text:style-name="P2">Característiques físiques</text:p>
          </table:table-cell>
          <table:covered-table-cell/>
        </table:table-row>
        <table:table-row>
          <table:table-cell table:style-name="Taula1.A2" office:value-type="string">
            <text:p text:style-name="Text_20_body">Diàmetre (fotosfera) </text:p>
          </table:table-cell>
          <table:table-cell table:style-name="Taula1.B2" office:value-type="string">
            <text:p text:style-name="Text_20_body">1.392.000 km</text:p>
          </table:table-cell>
        </table:table-row>
        <table:table-row>
          <table:table-cell table:style-name="Taula1.A2" office:value-type="string">
            <text:p text:style-name="Text_20_body">Massa </text:p>
          </table:table-cell>
          <table:table-cell table:style-name="Taula1.B2" office:value-type="string">
            <text:p text:style-name="Text_20_body">1,9891·10<text:span text:style-name="T1">30</text:span> kg</text:p>
          </table:table-cell>
        </table:table-row>
        <table:table-row>
          <table:table-cell table:style-name="Taula1.A2" office:value-type="string">
            <text:p text:style-name="Text_20_body">Volum </text:p>
          </table:table-cell>
          <table:table-cell table:style-name="Taula1.B2" office:value-type="string">
            <text:p text:style-name="Text_20_body">1,412·10<text:span text:style-name="T1">18</text:span> km<text:span text:style-name="T1">3</text:span></text:p>
          </table:table-cell>
        </table:table-row>
        <table:table-row>
          <table:table-cell table:style-name="Taula1.A2" office:value-type="string">
            <text:p text:style-name="Text_20_body">Densitat mitjana </text:p>
          </table:table-cell>
          <table:table-cell table:style-name="Taula1.B2" office:value-type="string">
            <text:p text:style-name="Text_20_body">1.408 kg/m<text:span text:style-name="T1">3</text:span></text:p>
          </table:table-cell>
        </table:table-row>
        <table:table-row>
          <table:table-cell table:style-name="Taula1.A2" office:value-type="string">
            <text:p text:style-name="Text_20_body">Temperatura </text:p>
          </table:table-cell>
          <table:table-cell table:style-name="Taula1.B2" office:value-type="string">
            <text:p text:style-name="Text_20_body">Superficial: 5.780 K</text:p>
            <text:p text:style-name="Text_20_body">Corona: 5 MK</text:p>
            <text:p text:style-name="Text_20_body">Nucli: 13,6 MK</text:p>
          </table:table-cell>
        </table:table-row>
        <table:table-row>
          <table:table-cell table:style-name="Taula1.B2" table:number-columns-spanned="2" office:value-type="string">
            <text:p text:style-name="P2">Composició de la fotosfera (en massa)</text:p>
          </table:table-cell>
          <table:covered-table-cell/>
        </table:table-row>
        <table:table-row>
          <table:table-cell table:style-name="Taula1.A2" office:value-type="string">
            <text:p text:style-name="Text_20_body">Hidrogen </text:p>
          </table:table-cell>
          <table:table-cell table:style-name="Taula1.B2" office:value-type="string">
            <text:p text:style-name="Text_20_body">71%</text:p>
          </table:table-cell>
        </table:table-row>
        <table:table-row>
          <table:table-cell table:style-name="Taula1.A2" office:value-type="string">
            <text:p text:style-name="Text_20_body">Heli </text:p>
          </table:table-cell>
          <table:table-cell table:style-name="Taula1.B2" office:value-type="string">
            <text:p text:style-name="Text_20_body">27%</text:p>
          </table:table-cell>
        </table:table-row>
        <table:table-row>
          <table:table-cell table:style-name="Taula1.A2" office:value-type="string">
            <text:p text:style-name="Text_20_body">Altres elements </text:p>
          </table:table-cell>
          <table:table-cell table:style-name="Taula1.B2" office:value-type="string">
            <text:p text:style-name="Text_20_body">2%</text:p>
          </table:table-cell>
        </table:table-row>
        <table:table-row>
          <table:table-cell table:style-name="Taula1.B2" table:number-columns-spanned="2" office:value-type="string">
            <text:p text:style-name="P2">Composició de la fotosfera (en nº d'àtoms)</text:p>
          </table:table-cell>
          <table:covered-table-cell/>
        </table:table-row>
        <table:table-row>
          <table:table-cell table:style-name="Taula1.A2" office:value-type="string">
            <text:p text:style-name="Text_20_body">Hidrogen </text:p>
          </table:table-cell>
          <table:table-cell table:style-name="Taula1.B2" office:value-type="string">
            <text:p text:style-name="Text_20_body">90,965%</text:p>
          </table:table-cell>
        </table:table-row>
        <table:table-row>
          <table:table-cell table:style-name="Taula1.A2" office:value-type="string">
            <text:p text:style-name="Text_20_body">Heli </text:p>
          </table:table-cell>
          <table:table-cell table:style-name="Taula1.B2" office:value-type="string">
            <text:p text:style-name="Text_20_body">8,889%</text:p>
          </table:table-cell>
        </table:table-row>
        <table:table-row>
          <table:table-cell table:style-name="Taula1.A2" office:value-type="string">
            <text:p text:style-name="Text_20_body">Oxigen </text:p>
          </table:table-cell>
          <table:table-cell table:style-name="Taula1.B2" office:value-type="string">
            <text:p text:style-name="Text_20_body">774 ppm</text:p>
          </table:table-cell>
        </table:table-row>
        <table:table-row>
          <table:table-cell table:style-name="Taula1.A2" office:value-type="string">
            <text:p text:style-name="Text_20_body">Carboni </text:p>
          </table:table-cell>
          <table:table-cell table:style-name="Taula1.B2" office:value-type="string">
            <text:p text:style-name="Text_20_body">330 ppm</text:p>
          </table:table-cell>
        </table:table-row>
        <table:table-row>
          <table:table-cell table:style-name="Taula1.A2" office:value-type="string">
            <text:p text:style-name="Text_20_body">Neó </text:p>
          </table:table-cell>
          <table:table-cell table:style-name="Taula1.B2" office:value-type="string">
            <text:p text:style-name="Text_20_body">112 ppm</text:p>
          </table:table-cell>
        </table:table-row>
        <table:table-row>
          <table:table-cell table:style-name="Taula1.A2" office:value-type="string">
            <text:p text:style-name="Text_20_body">Nitrogen </text:p>
          </table:table-cell>
          <table:table-cell table:style-name="Taula1.B2" office:value-type="string">
            <text:p text:style-name="Text_20_body">102 ppm</text:p>
          </table:table-cell>
        </table:table-row>
        <table:table-row>
          <table:table-cell table:style-name="Taula1.A2" office:value-type="string">
            <text:p text:style-name="Text_20_body">Ferro </text:p>
          </table:table-cell>
          <table:table-cell table:style-name="Taula1.B2" office:value-type="string">
            <text:p text:style-name="Text_20_body">43 ppm</text:p>
          </table:table-cell>
        </table:table-row>
        <table:table-row>
          <table:table-cell table:style-name="Taula1.A2" office:value-type="string">
            <text:p text:style-name="Text_20_body">Magnesi </text:p>
          </table:table-cell>
          <table:table-cell table:style-name="Taula1.B2" office:value-type="string">
            <text:p text:style-name="Text_20_body">35 ppm</text:p>
          </table:table-cell>
        </table:table-row>
        <table:table-row>
          <table:table-cell table:style-name="Taula1.A2" office:value-type="string">
            <text:p text:style-name="Text_20_body">Silici </text:p>
          </table:table-cell>
          <table:table-cell table:style-name="Taula1.B2" office:value-type="string">
            <text:p text:style-name="Text_20_body">32 ppm</text:p>
          </table:table-cell>
        </table:table-row>
        <table:table-row>
          <table:table-cell table:style-name="Taula1.A2" office:value-type="string">
            <text:p text:style-name="Text_20_body">Sofre </text:p>
          </table:table-cell>
          <table:table-cell table:style-name="Taula1.B2" office:value-type="string">
            <text:p text:style-name="Text_20_body">15 ppm</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4-18T23:40:47</meta:creation-date>
    <dc:date>2007-04-19T00:11:02</dc:date>
    <dc:language>ca-ES</dc:language>
    <meta:editing-cycles>3</meta:editing-cycles>
    <meta:editing-duration>PT14M27S</meta:editing-duration>
    <meta:user-defined meta:name="Info 1"/>
    <meta:user-defined meta:name="Info 2"/>
    <meta:user-defined meta:name="Info 3"/>
    <meta:user-defined meta:name="Info 4"/>
    <meta:document-statistic meta:table-count="1" meta:image-count="0" meta:object-count="0" meta:page-count="7" meta:paragraph-count="124" meta:word-count="3606" meta:character-count="20957"/>
  </office:meta>
</office:document-meta>
</file>